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8.28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54714.0"/>
          <table:table-cell office:value-type="float" office:value="247034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2.52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8901.0"/>
          <table:table-cell office:value-type="float" office:value="214091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6.68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51318.0"/>
          <table:table-cell office:value-type="float" office:value="263446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5.15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77111.0"/>
          <table:table-cell office:value-type="float" office:value="316797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0.55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8959.0"/>
          <table:table-cell office:value-type="float" office:value="201756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2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37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8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442.0"/>
          <table:table-cell office:value-type="float" office:value="25452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13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3649.0"/>
          <table:table-cell office:value-type="float" office:value="30729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4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4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513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50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57.0"/>
          <table:table-cell office:value-type="float" office:value="2655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office:value-type="string">
            <text:p/>
          </table:table-cell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